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title">
      <style:graphic-properties draw:auto-grow-height="true" fo:min-height="3.439cm"/>
    </style:style>
    <style:style style:name="pr8" style:family="presentation" style:parent-style-name="Standard_20_1-notes">
      <style:graphic-properties draw:fill-color="#ffffff" draw:auto-grow-height="true" fo:min-height="13.364cm"/>
    </style:style>
    <style:style style:name="pr9" style:family="presentation" style:parent-style-name="Standard_20_2-title">
      <style:graphic-properties draw:auto-grow-height="true" fo:min-height="3.163cm"/>
    </style:style>
    <style:style style:name="pr10" style:family="presentation" style:parent-style-name="Standard_20_2-outline1">
      <style:graphic-properties fo:min-height="11.929cm"/>
    </style:style>
    <style:style style:name="pr11" style:family="presentation" style:parent-style-name="Standard_20_2-notes">
      <style:graphic-properties draw:fill-color="#ffffff" draw:auto-grow-height="true" fo:min-height="13.364cm"/>
    </style:style>
    <style:style style:name="pr12" style:family="presentation" style:parent-style-name="Standard_20_2-title">
      <style:graphic-properties fo:min-height="3.439cm"/>
    </style:style>
    <style:style style:name="pr13" style:family="presentation" style:parent-style-name="Standard_20_2-notes">
      <style:graphic-properties draw:fill-color="#ffffff" fo:min-height="13.364cm"/>
    </style:style>
    <style:style style:name="pr14" style:family="presentation" style:parent-style-name="Standard_20_2-title">
      <style:graphic-properties fo:min-height="3.16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SPEED KILL<text:line-break/>PROYECTO INTEGRAL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JAVIER REVERTE </text:p>
              </text:list-item>
              <text:list-item>
                <text:p>PTT CASTELLDEFEL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INDICE 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1. </text:span>PRESENTACIÓN DEL ALUMNO</text:p>
              </text:list-item>
              <text:list-item>
                <text:p><text:span text:style-name="T1">2. </text:span>OBJETIVO DEL PROYECTO</text:p>
              </text:list-item>
              <text:list-item>
                <text:p><text:span text:style-name="T1">3. DESCRIPCIÓN DEL PROYECTO</text:span></text:p>
              </text:list-item>
              <text:list-item>
                <text:p><text:span text:style-name="T1">4. PROCESO DE CREACIÓN DEL PROYECTO</text:span></text:p>
              </text:list-item>
              <text:list-item>
                <text:p><text:span text:style-name="T1">5. CONCLUSIONES </text:span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7" draw:layer="layout" svg:width="21.4cm" svg:height="3.439cm" svg:x="1.4cm" svg:y="0.699cm" presentation:class="title" presentation:user-transformed="true">
          <draw:text-box>
            <text:p>PRESENTACIÓN DEL ALUMNO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Hola buenas, me presento soy Javi Reverte, tengo 16 años y me encanta la informatica, quiero estudiar diseño y marketing de empresa, para poder formar mi propio negocio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9" draw:layer="layout" svg:width="21.4cm" svg:height="3.163cm" svg:x="1.4cm" svg:y="0.837cm" presentation:class="title">
          <draw:text-box>
            <text:p>OBJETIVO DEL PROYECTO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El objetivo de mi proyecto es crear un videojuego runner muy parecido al geometry dash, y aparte de eso poder aprender mucho mas de documentacion y progrmacion, e decidido hacer este proyecto por que aunque sea un curro mas grande es un reto para mi poder hacer un videojuego desde 0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12" draw:layer="layout" svg:width="21.4cm" svg:height="3.439cm" svg:x="1.4cm" svg:y="0.699cm" presentation:class="title" presentation:user-transformed="true">
          <draw:text-box>
            <text:p>DESCRIPCIÓN DEL PROYECTO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El proyecto es un videojuego runner basico como el t-rex de google sin conexión pero en una pantalla pequeña y con una caja para el arduino que es la placa que hace todo el funcionamiento para que la pantalla los botones y todo pueda funcionar a la pa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12" draw:layer="layout" svg:width="21.4cm" svg:height="3.439cm" svg:x="1.4cm" svg:y="0.699cm" presentation:class="title" presentation:user-transformed="true">
          <draw:text-box>
            <text:p>PROCESO DE CREACIÓN DEL PROYECTO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En estos primeros dias lo mas importante a sido la programacion del videojuego y sus funciones a parte de la documentacion en github, estos ultimos dias me centro en el diseño de la caja y tapa del videojuego y el power, lo que mas intento es que le videojuego aunque no lo acabe tenga una buena pinta y un funcionamiento basico y todo bien documentado y en su luga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14" draw:layer="layout" svg:width="21.4cm" svg:height="3.163cm" svg:x="1.4cm" svg:y="0.837cm" presentation:class="title">
          <draw:text-box>
            <text:p>CONCLUSIONES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Para mi las conclusiones es que emos tenido poco tiempo para preparar un proyecto como es un videojuego que tiene sus complicaciones sus fallos y tal, por que a parte de eso tenemos que documentar cada parte del proceso y todo lo que envuelve al videojuego, tanto montarlo como soldar etc... </text:p>
                <text:p>Creo que es un proyecto que necesita un poco mas de tiempo y mas ayuda por que todos tenemos dudas y un profesor solo no da para todo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30T13:38:08.160145517</meta:creation-date>
    <meta:editing-duration>PT4M34S</meta:editing-duration>
    <meta:editing-cycles>3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1-05-03T13:19:30.324501570</dc:date>
    <meta:document-statistic meta:object-count="86"/>
  </office:meta>
</office:document-meta>
</file>